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398" officeooo:paragraph-rsid="001ac398"/>
    </style:style>
    <style:style style:name="P2" style:family="paragraph" style:parent-style-name="Standard">
      <style:text-properties officeooo:rsid="001be442" officeooo:paragraph-rsid="001be442"/>
    </style:style>
    <style:style style:name="P3" style:family="paragraph" style:parent-style-name="Standard">
      <style:text-properties officeooo:rsid="001d6201" officeooo:paragraph-rsid="001d6201"/>
    </style:style>
    <style:style style:name="P4" style:family="paragraph" style:parent-style-name="Standard">
      <style:text-properties officeooo:rsid="001eba5e" officeooo:paragraph-rsid="001eba5e"/>
    </style:style>
    <style:style style:name="P5" style:family="paragraph" style:parent-style-name="Text_20_body">
      <style:text-properties officeooo:rsid="001f9ec3" officeooo:paragraph-rsid="001f9ec3"/>
    </style:style>
    <style:style style:name="P6" style:family="paragraph" style:parent-style-name="Text_20_body">
      <style:text-properties officeooo:rsid="0021832e" officeooo:paragraph-rsid="0021832e"/>
    </style:style>
    <style:style style:name="P7" style:family="paragraph" style:parent-style-name="Text_20_body">
      <style:text-properties officeooo:rsid="00234cbf" officeooo:paragraph-rsid="00234cbf"/>
    </style:style>
    <style:style style:name="P8" style:family="paragraph" style:parent-style-name="Standard">
      <style:text-properties officeooo:rsid="0024bd6c" officeooo:paragraph-rsid="0024bd6c"/>
    </style:style>
    <style:style style:name="P9" style:family="paragraph" style:parent-style-name="Standard">
      <style:text-properties officeooo:rsid="00258400" officeooo:paragraph-rsid="00258400"/>
    </style:style>
    <style:style style:name="P10" style:family="paragraph" style:parent-style-name="Standard">
      <style:text-properties officeooo:rsid="0028a89f" officeooo:paragraph-rsid="0028a89f"/>
    </style:style>
    <style:style style:name="P11" style:family="paragraph" style:parent-style-name="Heading_20_2">
      <style:text-properties officeooo:paragraph-rsid="0028a89f"/>
    </style:style>
    <style:style style:name="P12" style:family="paragraph" style:parent-style-name="Standard" style:list-style-name="L1">
      <style:text-properties officeooo:rsid="001be442" officeooo:paragraph-rsid="001be442"/>
    </style:style>
    <style:style style:name="P13" style:family="paragraph" style:parent-style-name="Standard" style:list-style-name="L2">
      <style:text-properties officeooo:rsid="001d6201" officeooo:paragraph-rsid="001d6201"/>
    </style:style>
    <style:style style:name="P14" style:family="paragraph" style:parent-style-name="Standard" style:list-style-name="L3">
      <style:text-properties officeooo:rsid="001eba5e" officeooo:paragraph-rsid="001eba5e"/>
    </style:style>
    <style:style style:name="P15" style:family="paragraph" style:parent-style-name="Standard" style:list-style-name="L4">
      <style:text-properties officeooo:rsid="001eba5e" officeooo:paragraph-rsid="001eba5e"/>
    </style:style>
    <style:style style:name="P16" style:family="paragraph" style:parent-style-name="Standard" style:list-style-name="L5">
      <style:text-properties officeooo:rsid="0024bd6c" officeooo:paragraph-rsid="0024bd6c"/>
    </style:style>
    <style:style style:name="P17" style:family="paragraph" style:parent-style-name="Standard" style:list-style-name="L6">
      <style:text-properties officeooo:rsid="00258400" officeooo:paragraph-rsid="00258400"/>
    </style:style>
    <style:style style:name="P18" style:family="paragraph" style:parent-style-name="Standard" style:list-style-name="L7">
      <style:text-properties officeooo:rsid="0028a89f" officeooo:paragraph-rsid="0028a89f"/>
    </style:style>
    <style:style style:name="P19" style:family="paragraph" style:parent-style-name="Standard" style:list-style-name="L7">
      <style:text-properties officeooo:rsid="00293844" officeooo:paragraph-rsid="00293844"/>
    </style:style>
    <style:style style:name="P20" style:family="paragraph" style:parent-style-name="Text_20_body" style:list-style-name="L8">
      <style:text-properties officeooo:rsid="00234cbf" officeooo:paragraph-rsid="00234cbf"/>
    </style:style>
    <style:style style:name="T1" style:family="text">
      <style:text-properties officeooo:rsid="001eba5e"/>
    </style:style>
    <style:style style:name="T2" style:family="text">
      <style:text-properties officeooo:rsid="00240d28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uring Class Notes</text:h>
      <text:p text:style-name="P1"/>
      <text:p text:style-name="P1">Pipelining </text:p>
      <text:p text:style-name="P1">- </text:p>
      <text:p text:style-name="P1"/>
      <text:p text:style-name="P1"/>
      <text:p text:style-name="P1"/>
      <text:p text:style-name="P2">Logical core – a kind of virtual core; allows more multithreading on a single core, the example given is 2 logical cores run on a single core</text:p>
      <text:p text:style-name="P2">- as far as the computer is aware, there are 2 cores, but physically there is only one</text:p>
      <text:p text:style-name="P2"/>
      <text:p text:style-name="P2"/>
      <text:p text:style-name="P2">Flynn’s Taxonomy</text:p>
      <text:p text:style-name="P2">- SiSD – single instruction, multiple data</text:p>
      <text:list xml:id="list1555918408" text:style-name="L1">
        <text:list-item>
          <text:p text:style-name="P12">parallelism achieved by dividing data among processors.</text:p>
        </text:list-item>
        <text:list-item>
          <text:p text:style-name="P12">This is what data parallelism is. </text:p>
        </text:list-item>
      </text:list>
      <text:p text:style-name="P2">- SIMD</text:p>
      <text:p text:style-name="P2"/>
      <text:p text:style-name="P2"/>
      <text:p text:style-name="P8">Interconnect – is in charge of the routing of data </text:p>
      <text:p text:style-name="P2"/>
      <text:p text:style-name="P3">Shared memory interconnects</text:p>
      <text:p text:style-name="P3">- Bus interconnect</text:p>
      <text:list xml:id="list3064477964" text:style-name="L2">
        <text:list-item>
          <text:p text:style-name="P13">- a collection of parallel communication wires together with some hardware that controls access to the bus.</text:p>
        </text:list-item>
        <text:list-item>
          <text:p text:style-name="P13">Communication wires are shared by the devices that are connected to it</text:p>
        </text:list-item>
        <text:list-item>
          <text:p text:style-name="P13">As the number of devices connected to the bus increases, contention for use of the bus increases, and performance decreases. </text:p>
        </text:list-item>
      </text:list>
      <text:p text:style-name="P3">- <text:span text:style-name="T1">Switched interconnect</text:span></text:p>
      <text:list xml:id="list3635008497" text:style-name="L3">
        <text:list-item>
          <text:p text:style-name="P14">Uses switches to control the routing of data among the connected devices. </text:p>
        </text:list-item>
      </text:list>
      <text:p text:style-name="P4">Crossbar</text:p>
      <text:list xml:id="list2398391913" text:style-name="L4">
        <text:list-item>
          <text:p text:style-name="P15">Allows simultaneous connection among different devices</text:p>
        </text:list-item>
        <text:list-item>
          <text:p text:style-name="P15">Faster than buses</text:p>
        </text:list-item>
        <text:list-item>
          <text:p text:style-name="P15">But the cost of switches and links is relatively high</text:p>
          <text:list>
            <text:list-item>
              <text:p text:style-name="P15">he means this in the financial sense; switches and links are financially expensive</text:p>
            </text:list-item>
          </text:list>
        </text:list-item>
      </text:list>
      <text:p text:style-name="P4"/>
      <text:p text:style-name="P8">Memory wall problem – huge delay to get data from the main memory to the CPU</text:p>
      <text:p text:style-name="P8">- solution, get small memory near the CPU called a cache</text:p>
      <text:p text:style-name="P8"/>
      <text:p text:style-name="P8"/>
      <text:p text:style-name="P8">Distributed memory interconnects</text:p>
      <text:p text:style-name="P8">- Two groups</text:p>
      <text:list xml:id="list133977634" text:style-name="L5">
        <text:list-item>
          <text:p text:style-name="P16">direct interconnect</text:p>
          <text:list>
            <text:list-item>
              <text:p text:style-name="P16">Each switch is directly connected to a processor-memory pair, and the switches are connected to each other.</text:p>
            </text:list-item>
          </text:list>
        </text:list-item>
        <text:list-item>
          <text:p text:style-name="P16">indirect interconnect</text:p>
          <text:list>
            <text:list-item>
              <text:p text:style-name="P16">Switches may not be directly connected to a processor.</text:p>
            </text:list-item>
          </text:list>
        </text:list-item>
      </text:list>
      <text:p text:style-name="P4"><text:soft-page-break/></text:p>
      <text:p text:style-name="P9">Bisection width</text:p>
      <text:list xml:id="list653095253" text:style-name="L6">
        <text:list-item>
          <text:p text:style-name="P17">A measure of “number of simultaneous communications” or “<text:span text:style-name="T3">connectivity</text:span>”.</text:p>
        </text:list-item>
        <text:list-item>
          <text:p text:style-name="P17">How many simultaneous communications can take place “across the divide” between the halves? </text:p>
        </text:list-item>
      </text:list>
      <text:p text:style-name="P9"/>
      <text:p text:style-name="P9"/>
      <text:p text:style-name="P10">Latency – the time that elapses between the source’s beginning to transmit the data and the destination’s starting to receive the first byte</text:p>
      <text:p text:style-name="P10"/>
      <text:p text:style-name="P10">Bandwidth – the rate at which we are sending the data</text:p>
      <text:p text:style-name="P10"/>
      <text:p text:style-name="P10">Message transmission time = L + n/ b</text:p>
      <text:p text:style-name="P10"/>
      <text:p text:style-name="P10">L = Latency (seconds)</text:p>
      <text:p text:style-name="P10"/>
      <text:p text:style-name="P10">n = length of message (bytes)</text:p>
      <text:p text:style-name="P10"/>
      <text:p text:style-name="P10">b = bandwidth (bytes/second)</text:p>
      <text:p text:style-name="P10"/>
      <text:p text:style-name="P10"/>
      <text:p text:style-name="P10">Cache coherence</text:p>
      <text:list xml:id="list729550598" text:style-name="L7">
        <text:list-item>
          <text:p text:style-name="P18">Programmers have no control over caches and when they get updated</text:p>
        </text:list-item>
        <text:list-item>
          <text:p text:style-name="P19">Each core has its own cache; so even shared variables may not always appear to be shared in practice. See the cache coherence example, explain why z1 may not be 28 and may be 8. </text:p>
        </text:list-item>
      </text:list>
      <text:h text:style-name="P11" text:outline-level="2">After Class Notes</text:h>
      <text:p text:style-name="P5">Lecture slides: 02.pdf, 03.pdf</text:p>
      <text:h text:style-name="Heading_20_4" text:outline-level="4">Terms</text:h>
      <text:p text:style-name="P6">Register – on-board storage on the CPU, very fast because it’s on the CPU</text:p>
      <text:p text:style-name="P6">Program Counter – stores address (in Program Memory) of the next instruction to be executed</text:p>
      <text:p text:style-name="P7">Bus – wires and hardware that connects the CPU and memory</text:p>
      <text:p text:style-name="P7">Process – An instance of a program being executed</text:p>
      <text:list xml:id="list3821754538" text:style-name="L8">
        <text:list-item>
          <text:p text:style-name="P20">Memory</text:p>
          <text:list>
            <text:list-item>
              <text:p text:style-name="P20">Program – the actual program loaded into memory</text:p>
            </text:list-item>
            <text:list-item>
              <text:p text:style-name="P20">Data – the data that the program uses</text:p>
            </text:list-item>
          </text:list>
        </text:list-item>
        <text:list-item>
          <text:p text:style-name="P20">Security </text:p>
        </text:list-item>
        <text:list-item>
          <text:p text:style-name="P20">State</text:p>
          <text:list>
            <text:list-item>
              <text:p text:style-name="P20">Register values – <text:span text:style-name="T2">the values in the registers</text:span></text:p>
            </text:list-item>
            <text:list-item>
              <text:p text:style-name="P20">Program counters – <text:span text:style-name="T2">the address of the next instruction </text:span></text:p>
            </text:list-item>
            <text:list-item>
              <text:p text:style-name="P20"><text:soft-page-break/>Resources (file handlers, sockets) 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3:11:14.631296311</meta:creation-date>
    <dc:date>2021-09-15T15:08:37.105456044</dc:date>
    <meta:editing-duration>PT2H53M12S</meta:editing-duration>
    <meta:editing-cycles>10</meta:editing-cycles>
    <meta:generator>LibreOffice/7.2.0.4$Linux_X86_64 LibreOffice_project/20$Build-4</meta:generator>
    <meta:document-statistic meta:table-count="0" meta:image-count="0" meta:object-count="0" meta:page-count="3" meta:paragraph-count="58" meta:word-count="487" meta:character-count="2827" meta:non-whitespace-character-count="2399"/>
  </office:meta>
</office:document-meta>
</file>